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5fd" officeooo:paragraph-rsid="001b55fd"/>
    </style:style>
    <style:style style:name="P2" style:family="paragraph" style:parent-style-name="Standard">
      <style:text-properties fo:font-size="48pt" officeooo:rsid="001b55fd" officeooo:paragraph-rsid="001b55fd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0 1 2 3 4 5 6 7 8 9</text:p>
      <text:p text:style-name="P2"/>
      <text:p text:style-name="P2">A B C D E F G H I J K L<text:line-break/></text:p>
      <text:p text:style-name="P2">M N O P Q R S T U V W <text:line-break/></text:p>
      <text:p text:style-name="P2">X Y Z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8:06:16.890942700</meta:creation-date>
    <dc:date>2025-12-05T18:09:56.441161200</dc:date>
    <meta:editing-duration>PT3M40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4" meta:word-count="36" meta:character-count="71" meta:non-whitespace-character-count="36"/>
  </office:meta>
</office:document-meta>
</file>